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start="Short_20_line_20_Arrow" draw:marker-end="" draw:fill="none" draw:textarea-vertical-align="middle"/>
    </style:style>
    <style:style style:name="gr6" style:family="graphic" style:parent-style-name="objectwithoutfill">
      <style:graphic-properties draw:marker-end="Short_20_line_20_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stroke="dash" draw:stroke-dash="Ultrafine_20_Dashed" draw:fill="none" draw:textarea-vertical-align="middle"/>
    </style:style>
    <style:style style:name="gr10" style:family="graphic" style:parent-style-name="objectwithoutfill">
      <style:graphic-properties draw:stroke="dash" draw:stroke-dash="Ultrafine_20_Dashed" draw:marker-start="" draw:marker-end="Short_20_line_20_Arrow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.764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draw:stroke="solid" draw:stroke-dash="Ultrafine_20_Dashed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1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fo:min-height="0.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346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dash" draw:stroke-dash="Ultrafine_20_Dashed" svg:stroke-color="#cccccc" draw:fill="none" draw:textarea-vertical-align="middle"/>
    </style:style>
    <style:style style:name="gr20" style:family="graphic" style:parent-style-name="objectwithoutfill">
      <style:graphic-properties draw:stroke="dash" draw:stroke-dash="Ultrafine_20_Dashed" svg:stroke-color="#b3b3b3" draw:fill="none" draw:textarea-vertical-align="middle"/>
    </style:style>
    <style:style style:name="gr21" style:family="graphic" style:parent-style-name="standard">
      <style:graphic-properties draw:ole-draw-aspect="1" style:protect="size"/>
    </style:style>
    <style:style style:name="gr2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2.654cm"/>
    </style:style>
    <style:style style:name="gr23" style:family="graphic" style:parent-style-name="objectwithoutfill">
      <style:graphic-properties draw:marker-end="Symmetric_20_Arrow" draw:marker-end-width="0.3cm" draw:fill="none" draw:textarea-vertical-align="middle"/>
    </style:style>
    <style:style style:name="gr24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fo:min-height="0.1cm"/>
    </style:style>
    <style:style style:name="gr2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2.275cm" fo:min-width="27.1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7.5pt" style:font-size-asian="7.5pt" style:font-size-complex="7.5pt"/>
    </style:style>
    <style:style style:name="P4" style:family="paragraph">
      <style:paragraph-properties fo:text-align="justify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7.5pt" style:font-size-asian="7.5pt" style:font-size-complex="7.5pt"/>
    </style:style>
    <style:style style:name="T8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5.2cm" svg:height="1.5cm" svg:x="13.699cm" svg:y="8.299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5.2cm" svg:height="1.5cm" svg:x="1cm" svg:y="10.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.6cm" svg:y1="10.5cm" svg:x2="3.6cm" svg:y2="12cm">
            <text:p/>
          </draw:line>
        </draw:g>
        <draw:g>
          <draw:custom-shape draw:style-name="gr3" draw:text-style-name="P1" draw:layer="layout" svg:width="2.6cm" svg:height="1.5cm" svg:x="24.7cm" svg:y="5.2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6cm" svg:height="1.5cm" svg:x="22.1cm" svg:y="5.2cm">
            <text:p text:style-name="P1">0</text:p>
            <draw:enhanced-geometry svg:viewBox="0 0 21600 21600" draw:type="rectangle" draw:enhanced-path="M 0 0 L 21600 0 21600 21600 0 21600 0 0 Z N"/>
          </draw:custom-shape>
        </draw:g>
        <draw:frame draw:style-name="gr4" draw:layer="layout" svg:width="5.277cm" svg:height="1.398cm" svg:x="7.932cm" svg:y="0.886cm">
          <draw:text-box>
            <text:p><text:span text:style-name="T1">k-t BLAST</text:span></text:p>
          </draw:text-box>
        </draw:frame>
        <draw:custom-shape draw:style-name="gr1" draw:text-style-name="P1" draw:layer="layout" svg:width="3.601cm" svg:height="1.5cm" svg:x="2.199cm" svg:y="2.657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1cm" svg:y1="5.3cm" svg:x2="2.1cm" svg:y2="7.9cm">
          <text:p/>
        </draw:line>
        <draw:line draw:style-name="gr6" draw:text-style-name="P1" draw:layer="layout" svg:x1="2.1cm" svg:y1="7.9cm" svg:x2="5.7cm" svg:y2="7.9cm">
          <text:p/>
        </draw:line>
        <draw:custom-shape draw:style-name="gr1" draw:text-style-name="P1" draw:layer="layout" svg:width="3.6cm" svg:height="2cm" svg:x="2.1cm" svg:y="5.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2" draw:layer="layout" svg:width="0.879cm" svg:height="1.1cm" svg:x="3.8cm" svg:y="4.8cm">
          <draw:text-box>
            <text:p><text:span text:style-name="T2">x</text:span></text:p>
          </draw:text-box>
        </draw:frame>
        <draw:g>
          <draw:line draw:style-name="gr8" draw:text-style-name="P1" draw:layer="layout" svg:x1="2.5cm" svg:y1="6.4cm" svg:x2="2.5cm" svg:y2="7.9cm">
            <text:p/>
          </draw:line>
          <draw:line draw:style-name="gr8" draw:text-style-name="P1" draw:layer="layout" svg:x1="2.5cm" svg:y1="6.4cm" svg:x2="3cm" svg:y2="5.9cm">
            <text:p/>
          </draw:line>
        </draw:g>
        <draw:g>
          <draw:line draw:style-name="gr8" draw:text-style-name="P1" draw:layer="layout" svg:x1="2.899cm" svg:y1="6.399cm" svg:x2="2.899cm" svg:y2="7.899cm">
            <text:p/>
          </draw:line>
          <draw:line draw:style-name="gr8" draw:text-style-name="P1" draw:layer="layout" svg:x1="2.899cm" svg:y1="6.399cm" svg:x2="3.399cm" svg:y2="5.899cm">
            <text:p/>
          </draw:line>
        </draw:g>
        <draw:g>
          <draw:line draw:style-name="gr8" draw:text-style-name="P1" draw:layer="layout" svg:x1="3.299cm" svg:y1="6.399cm" svg:x2="3.299cm" svg:y2="7.899cm">
            <text:p/>
          </draw:line>
          <draw:line draw:style-name="gr8" draw:text-style-name="P1" draw:layer="layout" svg:x1="3.299cm" svg:y1="6.399cm" svg:x2="3.799cm" svg:y2="5.899cm">
            <text:p/>
          </draw:line>
        </draw:g>
        <draw:g>
          <draw:line draw:style-name="gr8" draw:text-style-name="P1" draw:layer="layout" svg:x1="3.699cm" svg:y1="6.399cm" svg:x2="3.699cm" svg:y2="7.899cm">
            <text:p/>
          </draw:line>
          <draw:line draw:style-name="gr8" draw:text-style-name="P1" draw:layer="layout" svg:x1="3.699cm" svg:y1="6.399cm" svg:x2="4.199cm" svg:y2="5.899cm">
            <text:p/>
          </draw:line>
        </draw:g>
        <draw:g>
          <draw:line draw:style-name="gr8" draw:text-style-name="P1" draw:layer="layout" svg:x1="4.099cm" svg:y1="6.399cm" svg:x2="4.099cm" svg:y2="7.899cm">
            <text:p/>
          </draw:line>
          <draw:line draw:style-name="gr8" draw:text-style-name="P1" draw:layer="layout" svg:x1="4.099cm" svg:y1="6.399cm" svg:x2="4.599cm" svg:y2="5.899cm">
            <text:p/>
          </draw:line>
        </draw:g>
        <draw:g>
          <draw:line draw:style-name="gr8" draw:text-style-name="P1" draw:layer="layout" svg:x1="4.499cm" svg:y1="6.399cm" svg:x2="4.499cm" svg:y2="7.899cm">
            <text:p/>
          </draw:line>
          <draw:line draw:style-name="gr8" draw:text-style-name="P1" draw:layer="layout" svg:x1="4.499cm" svg:y1="6.399cm" svg:x2="4.999cm" svg:y2="5.899cm">
            <text:p/>
          </draw:line>
        </draw:g>
        <draw:line draw:style-name="gr8" draw:text-style-name="P1" draw:layer="layout" svg:x1="2.4cm" svg:y1="6.1cm" svg:x2="5.5cm" svg:y2="6.1cm">
          <text:p/>
        </draw:line>
        <draw:line draw:style-name="gr8" draw:text-style-name="P1" draw:layer="layout" svg:x1="5.5cm" svg:y1="6.1cm" svg:x2="5.5cm" svg:y2="7.6cm">
          <text:p/>
        </draw:line>
        <draw:line draw:style-name="gr9" draw:text-style-name="P1" draw:layer="layout" svg:x1="2.4cm" svg:y1="7.6cm" svg:x2="5.5cm" svg:y2="7.6cm">
          <text:p/>
        </draw:line>
        <draw:line draw:style-name="gr9" draw:text-style-name="P1" draw:layer="layout" svg:x1="2.356cm" svg:y1="6.154cm" svg:x2="2.356cm" svg:y2="7.654cm">
          <text:p/>
        </draw:line>
        <draw:line draw:style-name="gr10" draw:text-style-name="P1" draw:layer="layout" svg:x1="2.1cm" svg:y1="7.9cm" svg:x2="4.4cm" svg:y2="5.6cm">
          <text:p/>
        </draw:line>
        <draw:frame draw:style-name="gr11" draw:text-style-name="P2" draw:layer="layout" svg:width="0.764cm" svg:height="1.1cm" svg:x="1.4cm" svg:y="4.7cm">
          <draw:text-box>
            <text:p><text:span text:style-name="T2">y</text:span></text:p>
          </draw:text-box>
        </draw:frame>
        <draw:custom-shape draw:style-name="gr12" draw:text-style-name="P1" draw:layer="layout" svg:width="0.2cm" svg:height="0.2cm" svg:x="2.497cm" svg:y="3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2.897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2.896cm" svg:y="3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3.296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3.296cm" svg:y="3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3.696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3.696cm" svg:y="3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4.096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4.096cm" svg:y="3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4.496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2.096cm" svg:y="3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2.496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2.096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5.296cm" svg:y="3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4.495cm" svg:y="3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4.895cm" svg:y="3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5.295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4.895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cm" svg:height="2.9cm" svg:x="3.2cm" svg:y="7.6cm">
          <text:p text:style-name="P1"><text:span text:style-name="T3">Zero-fill to Na columns</text:span></text:p>
          <text:p text:style-name="P1"><text:span text:style-name="T3">FFTt-f</text:span></text:p>
          <text:p text:style-name="P1"><text:span text:style-name="T3">DC=0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2" draw:layer="layout" svg:width="1.264cm" svg:height="1.1cm" svg:x="1.2cm" svg:y="2.157cm">
          <draw:text-box>
            <text:p><text:span text:style-name="T2">k</text:span><text:span text:style-name="T4">y</text:span></text:p>
          </draw:text-box>
        </draw:frame>
        <draw:frame draw:style-name="gr14" draw:layer="layout" svg:width="0.752cm" svg:height="0.988cm" svg:x="5.854cm" svg:y="3.557cm">
          <draw:text-box>
            <text:p>t</text:p>
          </draw:text-box>
        </draw:frame>
        <draw:line draw:style-name="gr5" draw:text-style-name="P1" draw:layer="layout" svg:x1="13.499cm" svg:y1="4.801cm" svg:x2="13.499cm" svg:y2="7.401cm">
          <text:p/>
        </draw:line>
        <draw:line draw:style-name="gr6" draw:text-style-name="P1" draw:layer="layout" svg:x1="13.499cm" svg:y1="7.401cm" svg:x2="19.3cm" svg:y2="7.401cm">
          <text:p/>
        </draw:line>
        <draw:custom-shape draw:style-name="gr1" draw:text-style-name="P1" draw:layer="layout" svg:width="5.7cm" svg:height="2cm" svg:x="13.5cm" svg:y="5.4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line draw:style-name="gr8" draw:text-style-name="P1" draw:layer="layout" svg:x1="13.899cm" svg:y1="5.901cm" svg:x2="13.899cm" svg:y2="7.401cm">
            <text:p/>
          </draw:line>
          <draw:line draw:style-name="gr8" draw:text-style-name="P1" draw:layer="layout" svg:x1="13.899cm" svg:y1="5.901cm" svg:x2="14.399cm" svg:y2="5.401cm">
            <text:p/>
          </draw:line>
        </draw:g>
        <draw:g>
          <draw:line draw:style-name="gr8" draw:text-style-name="P1" draw:layer="layout" svg:x1="14.298cm" svg:y1="5.9cm" svg:x2="14.298cm" svg:y2="7.4cm">
            <text:p/>
          </draw:line>
          <draw:line draw:style-name="gr8" draw:text-style-name="P1" draw:layer="layout" svg:x1="14.298cm" svg:y1="5.9cm" svg:x2="14.798cm" svg:y2="5.4cm">
            <text:p/>
          </draw:line>
        </draw:g>
        <draw:g>
          <draw:line draw:style-name="gr8" draw:text-style-name="P1" draw:layer="layout" svg:x1="14.698cm" svg:y1="5.9cm" svg:x2="14.698cm" svg:y2="7.4cm">
            <text:p/>
          </draw:line>
          <draw:line draw:style-name="gr8" draw:text-style-name="P1" draw:layer="layout" svg:x1="14.698cm" svg:y1="5.9cm" svg:x2="15.198cm" svg:y2="5.4cm">
            <text:p/>
          </draw:line>
        </draw:g>
        <draw:g>
          <draw:line draw:style-name="gr8" draw:text-style-name="P1" draw:layer="layout" svg:x1="15.098cm" svg:y1="5.9cm" svg:x2="15.098cm" svg:y2="7.4cm">
            <text:p/>
          </draw:line>
          <draw:line draw:style-name="gr8" draw:text-style-name="P1" draw:layer="layout" svg:x1="15.098cm" svg:y1="5.9cm" svg:x2="15.598cm" svg:y2="5.4cm">
            <text:p/>
          </draw:line>
        </draw:g>
        <draw:g>
          <draw:line draw:style-name="gr8" draw:text-style-name="P1" draw:layer="layout" svg:x1="15.498cm" svg:y1="5.9cm" svg:x2="15.498cm" svg:y2="7.4cm">
            <text:p/>
          </draw:line>
          <draw:line draw:style-name="gr8" draw:text-style-name="P1" draw:layer="layout" svg:x1="15.498cm" svg:y1="5.9cm" svg:x2="15.998cm" svg:y2="5.4cm">
            <text:p/>
          </draw:line>
        </draw:g>
        <draw:g>
          <draw:line draw:style-name="gr8" draw:text-style-name="P1" draw:layer="layout" svg:x1="15.898cm" svg:y1="5.9cm" svg:x2="15.898cm" svg:y2="7.4cm">
            <text:p/>
          </draw:line>
          <draw:line draw:style-name="gr8" draw:text-style-name="P1" draw:layer="layout" svg:x1="15.898cm" svg:y1="5.9cm" svg:x2="16.398cm" svg:y2="5.4cm">
            <text:p/>
          </draw:line>
        </draw:g>
        <draw:line draw:style-name="gr8" draw:text-style-name="P1" draw:layer="layout" svg:x1="13.799cm" svg:y1="5.601cm" svg:x2="19cm" svg:y2="5.601cm">
          <text:p/>
        </draw:line>
        <draw:line draw:style-name="gr8" draw:text-style-name="P1" draw:layer="layout" svg:x1="19cm" svg:y1="5.601cm" svg:x2="19cm" svg:y2="7.101cm">
          <text:p/>
        </draw:line>
        <draw:line draw:style-name="gr9" draw:text-style-name="P1" draw:layer="layout" svg:x1="13.8cm" svg:y1="7.1cm" svg:x2="19cm" svg:y2="7.101cm">
          <text:p/>
        </draw:line>
        <draw:line draw:style-name="gr9" draw:text-style-name="P1" draw:layer="layout" svg:x1="13.755cm" svg:y1="5.655cm" svg:x2="13.755cm" svg:y2="7.155cm">
          <text:p/>
        </draw:line>
        <draw:line draw:style-name="gr10" draw:text-style-name="P1" draw:layer="layout" svg:x1="13.499cm" svg:y1="7.401cm" svg:x2="15.8cm" svg:y2="5.101cm">
          <text:p/>
        </draw:line>
        <draw:frame draw:style-name="gr11" draw:text-style-name="P2" draw:layer="layout" svg:width="0.764cm" svg:height="1.1cm" svg:x="12.799cm" svg:y="4.201cm">
          <draw:text-box>
            <text:p><text:span text:style-name="T2">y</text:span></text:p>
          </draw:text-box>
        </draw:frame>
        <draw:custom-shape draw:style-name="gr1" draw:text-style-name="P1" draw:layer="layout" svg:width="5.2cm" svg:height="1.5cm" svg:x="13.7cm" svg:y="10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2cm" svg:height="0.2cm" svg:x="16.697cm" svg:y="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6.7cm" svg:y1="9.401cm" svg:x2="23.3cm" svg:y2="9.4cm">
          <text:p/>
        </draw:line>
        <draw:line draw:style-name="gr9" draw:text-style-name="P1" draw:layer="layout" svg:x1="16.8cm" svg:y1="9.401cm" svg:x2="16.8cm" svg:y2="9.8cm">
          <text:p/>
        </draw:line>
        <draw:custom-shape draw:style-name="gr12" draw:text-style-name="P1" draw:layer="layout" svg:width="0.2cm" svg:height="0.2cm" svg:x="15.497cm" svg:y="10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6.096cm" svg:y="11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6.996cm" svg:y="10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7.896cm" svg:y="10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5.599cm" svg:y1="10.899cm" svg:x2="15.599cm" svg:y2="11.799cm">
          <text:p/>
        </draw:line>
        <draw:line draw:style-name="gr9" draw:text-style-name="P1" draw:layer="layout" svg:x1="17.1cm" svg:y1="11.1cm" svg:x2="17.1cm" svg:y2="11.8cm">
          <text:p/>
        </draw:line>
        <draw:line draw:style-name="gr9" draw:text-style-name="P1" draw:layer="layout" svg:x1="18cm" svg:y1="10.6cm" svg:x2="18cm" svg:y2="11.8cm">
          <text:p/>
        </draw:line>
        <draw:line draw:style-name="gr9" draw:text-style-name="P1" draw:layer="layout" svg:x1="15.599cm" svg:y1="10.799cm" svg:x2="13.2cm" svg:y2="10.8cm">
          <text:p/>
        </draw:line>
        <draw:frame draw:style-name="gr15" draw:layer="layout" svg:width="3.5cm" svg:height="0.988cm" svg:x="15.266cm" svg:y="11.8cm">
          <draw:text-box>
            <text:p>f<text:span text:style-name="T5">1</text:span> f<text:span text:style-name="T5">2</text:span> f<text:span text:style-name="T5">3</text:span> <text:s text:c="2"/>f<text:span text:style-name="T5">4</text:span></text:p>
          </draw:text-box>
        </draw:frame>
        <draw:line draw:style-name="gr9" draw:text-style-name="P1" draw:layer="layout" svg:x1="18cm" svg:y1="10.5cm" svg:x2="12.3cm" svg:y2="10.5cm">
          <text:p/>
        </draw:line>
        <draw:line draw:style-name="gr9" draw:text-style-name="P1" draw:layer="layout" svg:x1="17.1cm" svg:y1="11.1cm" svg:x2="12.6cm" svg:y2="11.1cm">
          <text:p/>
        </draw:line>
        <draw:line draw:style-name="gr9" draw:text-style-name="P1" draw:layer="layout" svg:x1="16.2cm" svg:y1="11.8cm" svg:x2="12.9cm" svg:y2="11.8cm">
          <text:p/>
        </draw:line>
        <draw:frame draw:style-name="gr4" draw:layer="layout" svg:width="0.752cm" svg:height="0.988cm" svg:x="19.154cm" svg:y="6.901cm">
          <draw:text-box>
            <text:p>t</text:p>
          </draw:text-box>
        </draw:frame>
        <draw:custom-shape draw:style-name="gr1" draw:text-style-name="P1" draw:layer="layout" svg:width="5.601cm" svg:height="1.5cm" svg:x="13.599cm" svg:y="2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2cm" svg:height="0.2cm" svg:x="13.499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3.698cm" svg:y="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3.897cm" svg:y="3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4.097cm" svg:y="3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4.297cm" svg:y="3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3.898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4.097cm" svg:y="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4.296cm" svg:y="3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4.496cm" svg:y="3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4.696cm" svg:y="3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4.298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4.497cm" svg:y="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4.696cm" svg:y="3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4.896cm" svg:y="3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5.096cm" svg:y="3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4.698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4.897cm" svg:y="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5.096cm" svg:y="3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5.296cm" svg:y="3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5.496cm" svg:y="3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5.098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5.297cm" svg:y="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5.496cm" svg:y="3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5.896cm" svg:y="3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3.496cm" svg:y="3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3.696cm" svg:y="3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3.896cm" svg:y="3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3.496cm" svg:y="3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4.096cm" svg:y="3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4.495cm" svg:y="3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4.995cm" svg:y="3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05cm" svg:height="0.205cm" svg:x="15.395cm" svg:y="3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5.795cm" svg:y="3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3.695cm" svg:y="3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6.095cm" svg:y="3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5.695cm" svg:y="3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cm" svg:height="0.899cm" svg:x="15.9cm" svg:y="4.401cm">
          <text:p><text:span text:style-name="T3">IFFT</text:span><text:span text:style-name="T6">k-x,y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layer="layout" svg:width="4.1cm" svg:height="1cm" svg:x="14.7cm" svg:y="1.401cm">
          <draw:text-box>
            <text:p>Acquisition</text:p>
          </draw:text-box>
        </draw:frame>
        <draw:custom-shape draw:style-name="gr12" draw:text-style-name="P1" draw:layer="layout" svg:width="0.2cm" svg:height="0.2cm" svg:x="15.499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5.698cm" svg:y="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5.897cm" svg:y="3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6.097cm" svg:y="3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6.297cm" svg:y="3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5.898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6.097cm" svg:y="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6.296cm" svg:y="3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6.496cm" svg:y="3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6.696cm" svg:y="3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6.298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6.497cm" svg:y="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6.696cm" svg:y="3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6.896cm" svg:y="3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7.096cm" svg:y="3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6.698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6.897cm" svg:y="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7.096cm" svg:y="3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7.296cm" svg:y="3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7.496cm" svg:y="3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7.098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7.297cm" svg:y="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7.496cm" svg:y="3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7.896cm" svg:y="3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6.495cm" svg:y="3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6.995cm" svg:y="3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05cm" svg:height="0.205cm" svg:x="17.395cm" svg:y="3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7.795cm" svg:y="3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8.095cm" svg:y="3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17.695cm" svg:y="3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1.364cm" svg:height="1.1cm" svg:x="12.4cm" svg:y="2.102cm">
          <draw:text-box>
            <text:p><text:span text:style-name="T2">k</text:span><text:span text:style-name="T4">y</text:span></text:p>
          </draw:text-box>
        </draw:frame>
        <draw:frame draw:style-name="gr17" draw:layer="layout" svg:width="0.846cm" svg:height="0.988cm" svg:x="19.154cm" svg:y="3.602cm">
          <draw:text-box>
            <text:p>t</text:p>
          </draw:text-box>
        </draw:frame>
        <draw:custom-shape draw:style-name="gr18" draw:text-style-name="P1" draw:layer="layout" svg:width="0.2cm" svg:height="0.2cm" svg:x="23.696cm" svg:y="5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2cm" svg:height="0.2cm" svg:x="24.295cm" svg:y="6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2cm" svg:height="0.2cm" svg:x="25.195cm" svg:y="5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2cm" svg:height="0.2cm" svg:x="26.095cm" svg:y="5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3.798cm" svg:y1="5.8cm" svg:x2="23.798cm" svg:y2="6.7cm">
          <text:p/>
        </draw:line>
        <draw:line draw:style-name="gr19" draw:text-style-name="P1" draw:layer="layout" svg:x1="25.299cm" svg:y1="6.001cm" svg:x2="25.299cm" svg:y2="6.701cm">
          <text:p/>
        </draw:line>
        <draw:line draw:style-name="gr19" draw:text-style-name="P1" draw:layer="layout" svg:x1="26.199cm" svg:y1="5.501cm" svg:x2="26.199cm" svg:y2="6.701cm">
          <text:p/>
        </draw:line>
        <draw:line draw:style-name="gr19" draw:text-style-name="P1" draw:layer="layout" svg:x1="23.798cm" svg:y1="5.7cm" svg:x2="27.8cm" svg:y2="5.7cm">
          <text:p/>
        </draw:line>
        <draw:line draw:style-name="gr20" draw:text-style-name="P1" draw:layer="layout" svg:x1="26.199cm" svg:y1="5.401cm" svg:x2="28.7cm" svg:y2="5.4cm">
          <text:p/>
        </draw:line>
        <draw:line draw:style-name="gr19" draw:text-style-name="P1" draw:layer="layout" svg:x1="25.299cm" svg:y1="6.001cm" svg:x2="28.4cm" svg:y2="6cm">
          <text:p/>
        </draw:line>
        <draw:line draw:style-name="gr19" draw:text-style-name="P1" draw:layer="layout" svg:x1="28.1cm" svg:y1="6.7cm" svg:x2="24.6cm" svg:y2="6.7cm">
          <text:p/>
        </draw:line>
        <draw:custom-shape draw:style-name="gr12" draw:text-style-name="P1" draw:layer="layout" svg:width="0.2cm" svg:height="0.2cm" svg:x="3.144cm" svg:y="10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3.743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4.643cm" svg:y="11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cm" svg:height="0.2cm" svg:x="5.543cm" svg:y="10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.4cm" svg:y1="11cm" svg:x2="2.4cm" svg:y2="13.1cm">
          <text:p/>
        </draw:line>
        <draw:frame draw:style-name="gr15" draw:layer="layout" svg:width="3.228cm" svg:height="0.988cm" svg:x="2.846cm" svg:y="12.057cm">
          <draw:text-box>
            <text:p><text:span text:style-name="T2">f</text:span><text:span text:style-name="T5">1 </text:span>f<text:span text:style-name="T5">2</text:span> f<text:span text:style-name="T5">3</text:span> <text:s/>f<text:span text:style-name="T5">4</text:span></text:p>
          </draw:text-box>
        </draw:frame>
        <draw:line draw:style-name="gr9" draw:text-style-name="P1" draw:layer="layout" svg:x1="7cm" svg:y1="10.8cm" svg:x2="7cm" svg:y2="16.6cm">
          <text:p/>
        </draw:line>
        <draw:line draw:style-name="gr9" draw:text-style-name="P1" draw:layer="layout" svg:x1="5.5cm" svg:y1="11.3cm" svg:x2="5.5cm" svg:y2="15.4cm">
          <text:p/>
        </draw:line>
        <draw:line draw:style-name="gr9" draw:text-style-name="P1" draw:layer="layout" svg:x1="3.9cm" svg:y1="12.1cm" svg:x2="3.9cm" svg:y2="14.4cm">
          <text:p/>
        </draw:line>
        <draw:frame draw:style-name="gr21" draw:layer="layout" svg:width="14.219cm" svg:height="5.033cm" svg:x="13.281cm" svg:y="12.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1" draw:layer="layout" svg:width="7.456cm" svg:height="5.221cm" svg:x="1.6cm" svg:y="12.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4" draw:layer="layout" svg:width="0.752cm" svg:height="0.988cm" svg:x="5.554cm" svg:y="7.4cm">
          <draw:text-box>
            <text:p>t</text:p>
          </draw:text-box>
        </draw:frame>
        <draw:frame draw:style-name="gr22" draw:layer="layout" svg:width="3.5cm" svg:height="0.988cm" svg:x="23.446cm" svg:y="6.557cm">
          <draw:text-box>
            <text:p>f<text:span text:style-name="T5">1</text:span> f<text:span text:style-name="T5">2</text:span> <text:s/>f<text:span text:style-name="T5">3</text:span> <text:s/>f<text:span text:style-name="T5">4</text:span></text:p>
          </draw:text-box>
        </draw:frame>
        <draw:line draw:style-name="gr23" draw:text-style-name="P1" draw:layer="layout" svg:x1="24.7cm" svg:y1="4.7cm" svg:x2="24.7cm" svg:y2="5.1cm">
          <text:p/>
        </draw:line>
        <draw:line draw:style-name="gr8" draw:text-style-name="P1" draw:layer="layout" svg:x1="20.4cm" svg:y1="4.7cm" svg:x2="24.7cm" svg:y2="4.7cm">
          <text:p/>
        </draw:line>
        <draw:line draw:style-name="gr8" draw:text-style-name="P1" draw:layer="layout" svg:x1="20.4cm" svg:y1="6.3cm" svg:x2="20.4cm" svg:y2="4.7cm">
          <text:p/>
        </draw:line>
        <draw:frame draw:style-name="gr4" draw:text-style-name="P1" draw:layer="layout" svg:width="6.797cm" svg:height="0.988cm" svg:x="19.272cm" svg:y="3.93cm">
          <draw:text-box>
            <text:p text:style-name="P1">Average of columns</text:p>
          </draw:text-box>
        </draw:frame>
        <draw:frame draw:style-name="gr21" draw:layer="layout" svg:width="0.628cm" svg:height="0.999cm" svg:x="21.3cm" svg:y="5.40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9" draw:text-style-name="P1" draw:layer="layout" svg:x1="23.3cm" svg:y1="9.4cm" svg:x2="23.3cm" svg:y2="14.6cm">
          <text:p/>
        </draw:line>
        <draw:line draw:style-name="gr9" draw:text-style-name="P1" draw:layer="layout" svg:x1="12.9cm" svg:y1="11.8cm" svg:x2="12.9cm" svg:y2="14.7cm">
          <text:p/>
        </draw:line>
        <draw:line draw:style-name="gr9" draw:text-style-name="P1" draw:layer="layout" svg:x1="12.6cm" svg:y1="11.1cm" svg:x2="12.6cm" svg:y2="16cm">
          <text:p/>
        </draw:line>
        <draw:line draw:style-name="gr9" draw:text-style-name="P1" draw:layer="layout" svg:x1="13.2cm" svg:y1="10.8cm" svg:x2="13.2cm" svg:y2="13.7cm">
          <text:p/>
        </draw:line>
        <draw:line draw:style-name="gr9" draw:text-style-name="P1" draw:layer="layout" svg:x1="12.3cm" svg:y1="10.5cm" svg:x2="12.3cm" svg:y2="17.1cm">
          <text:p/>
        </draw:line>
        <draw:line draw:style-name="gr9" draw:text-style-name="P1" draw:layer="layout" svg:x1="13.7cm" svg:y1="17.1cm" svg:x2="12.3cm" svg:y2="17.1cm">
          <text:p/>
        </draw:line>
        <draw:line draw:style-name="gr9" draw:text-style-name="P1" draw:layer="layout" svg:x1="13.7cm" svg:y1="15.9cm" svg:x2="12.6cm" svg:y2="15.9cm">
          <text:p/>
        </draw:line>
        <draw:line draw:style-name="gr9" draw:text-style-name="P1" draw:layer="layout" svg:x1="13.7cm" svg:y1="14.7cm" svg:x2="12.9cm" svg:y2="14.7cm">
          <text:p/>
        </draw:line>
        <draw:line draw:style-name="gr9" draw:text-style-name="P1" draw:layer="layout" svg:x1="13.7cm" svg:y1="13.7cm" svg:x2="13.2cm" svg:y2="13.7cm">
          <text:p/>
        </draw:line>
        <draw:line draw:style-name="gr9" draw:text-style-name="P1" draw:layer="layout" svg:x1="27.8cm" svg:y1="5.7cm" svg:x2="27.8cm" svg:y2="13.5cm">
          <text:p/>
        </draw:line>
        <draw:line draw:style-name="gr9" draw:text-style-name="P1" draw:layer="layout" svg:x1="28.1cm" svg:y1="6.7cm" svg:x2="28.1cm" svg:y2="14.9cm">
          <text:p/>
        </draw:line>
        <draw:line draw:style-name="gr9" draw:text-style-name="P1" draw:layer="layout" svg:x1="28.4cm" svg:y1="6cm" svg:x2="28.4cm" svg:y2="15.9cm">
          <text:p/>
        </draw:line>
        <draw:line draw:style-name="gr9" draw:text-style-name="P1" draw:layer="layout" svg:x1="28.7cm" svg:y1="5.4cm" svg:x2="28.7cm" svg:y2="17.2cm">
          <text:p/>
        </draw:line>
        <draw:line draw:style-name="gr9" draw:text-style-name="P1" draw:layer="layout" svg:x1="27.8cm" svg:y1="13.6cm" svg:x2="27cm" svg:y2="13.6cm">
          <text:p/>
        </draw:line>
        <draw:line draw:style-name="gr9" draw:text-style-name="P1" draw:layer="layout" svg:x1="28.099cm" svg:y1="14.899cm" svg:x2="26.9cm" svg:y2="14.9cm">
          <text:p/>
        </draw:line>
        <draw:line draw:style-name="gr9" draw:text-style-name="P1" draw:layer="layout" svg:x1="28.4cm" svg:y1="15.9cm" svg:x2="26.999cm" svg:y2="15.899cm">
          <text:p/>
        </draw:line>
        <draw:line draw:style-name="gr9" draw:text-style-name="P1" draw:layer="layout" svg:x1="28.7cm" svg:y1="17.2cm" svg:x2="26.999cm" svg:y2="17.199cm">
          <text:p/>
        </draw:line>
        <draw:custom-shape draw:style-name="gr13" draw:text-style-name="P1" draw:layer="layout" svg:width="0.8cm" svg:height="0.8cm" svg:x="3.4cm" svg:y="4.3cm">
          <text:p text:style-name="P1">IFFT<text:span text:style-name="T4">k-x,y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9" draw:text-style-name="P1" draw:layer="layout" svg:x1="3.2cm" svg:y1="11cm" svg:x2="2.4cm" svg:y2="11cm">
          <text:p/>
        </draw:line>
        <draw:line draw:style-name="gr9" draw:text-style-name="P1" draw:layer="layout" svg:x1="7cm" svg:y1="10.8cm" svg:x2="5.6cm" svg:y2="10.8cm">
          <text:p/>
        </draw:line>
        <draw:line draw:style-name="gr9" draw:text-style-name="P1" draw:layer="layout" svg:x1="5.448cm" svg:y1="11.34cm" svg:x2="4.648cm" svg:y2="11.34cm">
          <text:p/>
        </draw:line>
        <draw:line draw:style-name="gr8" draw:text-style-name="P1" draw:layer="layout" svg:x1="19cm" svg:y1="6.3cm" svg:x2="20.4cm" svg:y2="6.3cm">
          <text:p/>
        </draw:line>
        <draw:frame draw:style-name="gr16" draw:layer="layout" svg:width="3.1cm" svg:height="1cm" svg:x="2.6cm" svg:y="1.4cm">
          <draw:text-box>
            <text:p>Training</text:p>
          </draw:text-box>
        </draw:frame>
        <draw:line draw:style-name="gr24" draw:text-style-name="P1" draw:layer="layout" svg:x1="24.7cm" svg:y1="5.2cm" svg:x2="24.7cm" svg:y2="6.7cm">
          <text:p/>
        </draw:line>
        <draw:frame draw:style-name="gr25" draw:layer="layout" svg:width="3.7cm" svg:height="0.988cm" svg:x="6cm" svg:y="7.057cm">
          <draw:text-box>
            <text:p>N<text:span text:style-name="T4">xX</text:span>N<text:span text:style-name="T4">y</text:span><text:span text:style-name="T3">X</text:span><text:span text:style-name="T2">N</text:span><text:span text:style-name="T3">r</text:span></text:p>
          </draw:text-box>
        </draw:frame>
        <draw:frame draw:style-name="gr25" draw:layer="layout" svg:width="3.2cm" svg:height="0.988cm" svg:x="6cm" svg:y="11.3cm">
          <draw:text-box>
            <text:p>N<text:span text:style-name="T4">y</text:span><text:span text:style-name="T3">X</text:span><text:span text:style-name="T2">N</text:span><text:span text:style-name="T3">a</text:span></text:p>
          </draw:text-box>
        </draw:frame>
        <draw:frame draw:style-name="gr25" draw:layer="layout" svg:width="3.2cm" svg:height="0.988cm" svg:x="18.8cm" svg:y="11.157cm">
          <draw:text-box>
            <text:p>N<text:span text:style-name="T4">y</text:span><text:span text:style-name="T3">X</text:span><text:span text:style-name="T2">N</text:span><text:span text:style-name="T3">a</text:span></text:p>
          </draw:text-box>
        </draw:frame>
        <draw:frame draw:style-name="gr15" draw:text-style-name="P3" draw:layer="layout" svg:width="5.074cm" svg:height="0.561cm" svg:x="24.5cm" svg:y="20.439cm">
          <draw:text-box>
            <text:p><text:span text:style-name="T7">Author: hongmingjian@gmail.com</text:span></text:p>
          </draw:text-box>
        </draw:frame>
        <draw:frame draw:style-name="gr26" draw:layer="layout" svg:width="27.6cm" svg:height="2.525cm" svg:x="0.995cm" svg:y="17.686cm">
          <draw:text-box>
            <text:p>Note: Usually Nr&lt;Na, in the traning stage, the y-t array should be zero-filled to Na</text:p>
            <text:p text:style-name="P4">columns before applying FFT<text:span text:style-name="T3">t-f</text:span>. This is OK because in training stage the temporal</text:p>
            <text:p>resolution is fulfilled.</text:p>
          </draw:text-box>
        </draw:frame>
        <draw:custom-shape draw:style-name="gr13" draw:text-style-name="P1" draw:layer="layout" svg:width="0.8cm" svg:height="1.2cm" svg:x="15.952cm" svg:y="7.1cm">
          <text:p><text:span text:style-name="T3">IFFT</text:span><text:span text:style-name="T5">t-</text:span><text:span text:style-name="T8">f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文泉驿正黑" style:font-family-generic="roman" style:font-pitch="variable" fo:font-size="24pt" fo:language="en" fo:country="US" style:font-family-asian="文泉驿正黑" style:font-family-generic-asian="system" style:font-pitch-asian="variable" style:font-size-asian="24pt" style:language-asian="zh" style:country-asian="CN" style:font-family-complex="文泉驿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文泉驿正黑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30T11:06:41</meta:creation-date>
    <dc:date>2012-08-31T15:18:02</dc:date>
    <meta:editing-duration>PT4H19M24S</meta:editing-duration>
    <meta:editing-cycles>28</meta:editing-cycles>
    <meta:generator>LibreOffice/3.5$Linux_x86 LibreOffice_project/350m1$Build-2</meta:generator>
    <meta:document-statistic meta:object-count="232"/>
  </office:meta>
</office:document-meta>
</file>

<file path=Object 1/content.xml><?xml version="1.0" encoding="utf-8"?>
<math xmlns="http://www.w3.org/1998/Math/MathML">
  <semantics>
    <mrow>
      <mrow>
        <mfenced open="(" close=")">
          <mrow>
            <mtable>
              <mtr>
                <mtd>
                  <mrow>
                    <msub>
                      <mi>P</mi>
                      <mn>1</mn>
                    </msub>
                  </mrow>
                </mtd>
              </mtr>
              <mtr>
                <mtd>
                  <mrow>
                    <msub>
                      <mi>P</mi>
                      <mn>2</mn>
                    </msub>
                  </mrow>
                </mtd>
              </mtr>
              <mtr>
                <mtd>
                  <mrow>
                    <msub>
                      <mi>P</mi>
                      <mn>3</mn>
                    </msub>
                  </mrow>
                </mtd>
              </mtr>
              <mtr>
                <mtd>
                  <mrow>
                    <msub>
                      <mi>P</mi>
                      <mn>4</mn>
                    </msub>
                  </mrow>
                </mtd>
              </mtr>
            </mtable>
          </mrow>
        </mfenced>
        <mo stretchy="false">=</mo>
        <mrow>
          <mfenced open="(" close=")">
            <mrow>
              <mtable>
                <mtr>
                  <mtd>
                    <mrow>
                      <munder accentunder="true">
                        <msub>
                          <mrow>
                            <mi>P</mi>
                          </mrow>
                          <mn>1</mn>
                        </msub>
                        <mo>̲</mo>
                      </munder>
                    </mrow>
                  </mtd>
                </mtr>
                <mtr>
                  <mtd>
                    <mrow>
                      <munder accentunder="true">
                        <msub>
                          <mrow>
                            <mi>P</mi>
                          </mrow>
                          <mn>2</mn>
                        </msub>
                        <mo>̲</mo>
                      </munder>
                    </mrow>
                  </mtd>
                </mtr>
                <mtr>
                  <mtd>
                    <mrow>
                      <munder accentunder="true">
                        <msub>
                          <mrow>
                            <mi>P</mi>
                          </mrow>
                          <mn>3</mn>
                        </msub>
                        <mo>̲</mo>
                      </munder>
                    </mrow>
                  </mtd>
                </mtr>
                <mtr>
                  <mtd>
                    <mrow>
                      <munder accentunder="true">
                        <msub>
                          <mrow>
                            <mi>P</mi>
                          </mrow>
                          <mn>4</mn>
                        </msub>
                        <mo>̲</mo>
                      </munder>
                    </mrow>
                  </mtd>
                </mtr>
              </mtable>
            </mrow>
          </mfenced>
          <mo stretchy="false">+</mo>
          <msup>
            <mi>M</mi>
            <mn>2</mn>
          </msup>
        </mrow>
      </mrow>
      <mstyle mathvariant="bold">
        <mrow>
          <mn>1</mn>
        </mrow>
      </mstyle>
      <msup>
        <mrow>
          <mo stretchy="false">(</mo>
          <mrow>
            <mstyle mathvariant="bold">
              <mrow>
                <msup>
                  <mn>1</mn>
                  <mi>T</mi>
                </msup>
              </mrow>
            </mstyle>
            <msup>
              <mi>M</mi>
              <mn>2</mn>
            </msup>
            <mrow>
              <mstyle mathvariant="bold">
                <mrow>
                  <mn>1</mn>
                </mrow>
              </mstyle>
              <mo stretchy="false">+</mo>
              <mo stretchy="false">ψ</mo>
            </mrow>
          </mrow>
          <mo stretchy="false">)</mo>
        </mrow>
        <mrow>
          <mrow>
            <mo stretchy="false">−</mo>
            <mn>1</mn>
          </mrow>
        </mrow>
      </msup>
      <mrow>
        <mo stretchy="false">(</mo>
        <mrow>
          <mrow>
            <msub>
              <mi>P</mi>
              <mrow>
                <mi mathvariant="italic">alias</mi>
              </mrow>
            </msub>
            <mo stretchy="false">−</mo>
            <mstyle mathvariant="bold">
              <mrow>
                <msup>
                  <mn>1</mn>
                  <mi>T</mi>
                </msup>
              </mrow>
            </mstyle>
          </mrow>
          <mfenced open="(" close=")">
            <mrow>
              <mtable>
                <mtr>
                  <mtd>
                    <mrow>
                      <munder accentunder="true">
                        <msub>
                          <mrow>
                            <mi>P</mi>
                          </mrow>
                          <mn>1</mn>
                        </msub>
                        <mo>̲</mo>
                      </munder>
                    </mrow>
                  </mtd>
                </mtr>
                <mtr>
                  <mtd>
                    <mrow>
                      <munder accentunder="true">
                        <msub>
                          <mrow>
                            <mi>P</mi>
                          </mrow>
                          <mn>2</mn>
                        </msub>
                        <mo>̲</mo>
                      </munder>
                    </mrow>
                  </mtd>
                </mtr>
                <mtr>
                  <mtd>
                    <mrow>
                      <munder accentunder="true">
                        <msub>
                          <mrow>
                            <mi>P</mi>
                          </mrow>
                          <mn>3</mn>
                        </msub>
                        <mo>̲</mo>
                      </munder>
                    </mrow>
                  </mtd>
                </mtr>
                <mtr>
                  <mtd>
                    <mrow>
                      <munder accentunder="true">
                        <msub>
                          <mrow>
                            <mi>P</mi>
                          </mrow>
                          <mn>4</mn>
                        </msub>
                        <mo>̲</mo>
                      </munder>
                    </mrow>
                  </mtd>
                </mtr>
              </mtable>
            </mrow>
          </mfenced>
        </mrow>
        <mo stretchy="false">)</mo>
      </mrow>
    </mrow>
    <annotation encoding="StarMath 5.0">left ( stack{P_1 # P_2 # P_3 # P_4} right )  =  left ( stack{underline {P}_1 # underline {P}_2 # underline {P}_3 # underline {P}_4} right ) + M^2 bold 1 (bold 1^T M^2 bold 1 +  %ipsi)^{-1} (P_{alias} - bold 1^T left ( stack{underline {P}_1 # underline {P}_2 # underline {P}_3 # underline {P}_4} right ))</annotation>
  </semantics>
</math>
</file>

<file path=Object 2/content.xml><?xml version="1.0" encoding="utf-8"?>
<math xmlns="http://www.w3.org/1998/Math/MathML">
  <semantics>
    <mrow>
      <mrow>
        <mfenced open="(" close=")">
          <mrow>
            <mtable>
              <mtr>
                <mtd>
                  <mrow>
                    <msub>
                      <mi>m</mi>
                      <mn>1</mn>
                    </msub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sub>
                      <mi>m</mi>
                      <mn>2</mn>
                    </msub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sub>
                      <mi>m</mi>
                      <mn>3</mn>
                    </msub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sub>
                      <mi>m</mi>
                      <mn>4</mn>
                    </msub>
                  </mrow>
                </mtd>
              </mtr>
            </mtable>
          </mrow>
        </mfenced>
        <mo stretchy="false">=</mo>
        <mi>M</mi>
      </mrow>
    </mrow>
    <annotation encoding="StarMath 5.0">left ( matrix{m_1 # 0 # 0 # 0 ## 0 # m_2 # 0 # 0 ## 0 # 0 # m_3 # 0 ## 0 # 0 # 0 # m_4 } right ) = M</annotation>
  </semantics>
</math>
</file>

<file path=Object 3/content.xml><?xml version="1.0" encoding="utf-8"?>
<math xmlns="http://www.w3.org/1998/Math/MathML">
  <semantics>
    <mrow>
      <munder accentunder="true">
        <mi>P</mi>
        <mo>̲</mo>
      </munder>
    </mrow>
    <annotation encoding="StarMath 5.0">underline P</annotation>
  </semantics>
</math>
</file>